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Theory of Dimensional Translation</text:span></text:h>
      <text:p text:style-name="Text_20_body"><text:span text:style-name="Strong_20_Emphasis">An Alternative Dimensional Interpretation of Electron Behavior in the Double Slit Experiment</text:span><text:line-break/><text:span text:style-name="Emphasis">by Arpit Mishra.</text:span></text:p>
      <text:p text:style-name="Horizontal_20_Line"/>
      <text:h text:style-name="Heading_20_3" text:outline-level="3"><text:span text:style-name="Strong_20_Emphasis">Abstract</text:span></text:h>
      <text:p text:style-name="Text_20_body">This theory proposes a dimensional perspective to explain the strange quantum behavior of electrons — particularly in the double slit experiment. It hypothesizes that the electron, being a dimensionless (0D) entity, interacts with higher-dimensional environments in ways that produce quantum effects such as superposition, wavefunction behavior, and observation-induced collapse. Through analogies involving dimensional perception and time, the theory introduces the concept of "timeline jumping" and perceptual illusion as possible explanations for the dual nature of electrons.</text:p>
      <text:p text:style-name="Horizontal_20_Line"/>
      <text:h text:style-name="Heading_20_3" text:outline-level="3"><text:span text:style-name="Strong_20_Emphasis">1. Introduction: Time and Dimensions</text:span></text:h>
      <text:p text:style-name="Text_20_body">Imagine a ball placed at rest on a table. If moved one foot away, its position has shifted spatially. But if we reverse time, it returns to its original position. This implies that with time as a fourth axis, the ball's presence shifts not only in space, but also along this time dimension. This forms the intuitive basis of 4D thinking — an object not just moving <text:span text:style-name="Emphasis">through</text:span> time, but <text:span text:style-name="Emphasis">with</text:span> time.</text:p>
      <text:p text:style-name="Text_20_body">Time is widely considered the fourth dimension, but it may not be exclusive to just movement. It could also enable phenomena beyond classical understanding — especially at the quantum level.</text:p>
      <text:p text:style-name="Horizontal_20_Line"/>
      <text:h text:style-name="Heading_20_3" text:outline-level="3"><text:span text:style-name="Strong_20_Emphasis">2. The Nature of the Electron</text:span></text:h>
      <text:p text:style-name="Text_20_body">An electron is typically treated as a point particle — having no spatial volume or shape. In this sense, it may be best described as a <text:span text:style-name="Strong_20_Emphasis">0-dimensional (0D)</text:span> object. Unlike higher-dimensional objects, a 0D entity does not possess length, area, or volume.</text:p>
      <text:p text:style-name="Text_20_body">Just as we cannot arbitrarily change a 2D image into a 3D object, dimensional transitions aren't usually possible for physical objects. However, a <text:span text:style-name="Strong_20_Emphasis">0D object</text:span>, by its very nature, lacks restriction in shape — making it, in theory, capable of <text:span text:style-name="Emphasis">adopting or interacting</text:span> with different dimensional states based on its environment.</text:p>
      <text:p text:style-name="Horizontal_20_Line"/>
      <text:h text:style-name="Heading_20_3" text:outline-level="3"><text:span text:style-name="Strong_20_Emphasis">3. Analogy: The Empty Land</text:span></text:h>
      <text:p text:style-name="Text_20_body">Consider an empty piece of land. Its use isn’t defined until we decide how to shape it — whether as a small hut, a house, or a skyscraper. Similarly, a dimensionless particle like the electron may be capable of behaving differently depending on the dimensional "architecture" it interacts with.</text:p>
      <text:p text:style-name="Horizontal_20_Line"/>
      <text:h text:style-name="Heading_20_3" text:outline-level="3"><text:soft-page-break/><text:span text:style-name="Strong_20_Emphasis">4. The Double Slit Experiment: A Dimensional Interpretation</text:span></text:h>
      <text:p text:style-name="Text_20_body">In the classic double slit experiment, an electron fired at two slits produces an interference pattern — suggesting it has behaved like a wave and gone through <text:span text:style-name="Emphasis">both slits simultaneously</text:span>. However, when observed, the electron behaves like a particle, going through <text:span text:style-name="Emphasis">only one slit</text:span>.</text:p>
      <text:p text:style-name="Text_20_body">This theory proposes that the electron doesn’t <text:span text:style-name="Emphasis">choose</text:span> a slit. Rather, its <text:span text:style-name="Strong_20_Emphasis">0D nature makes it unbound</text:span> by traditional 3D spatial logic. The electron exists in a form that is <text:span text:style-name="Emphasis">invisible</text:span> or <text:span text:style-name="Strong_20_Emphasis">inaccessible</text:span> to 3D objects (like the slits or our eyes). Since interaction between different-dimensional entities is limited or undefined, the electron bypasses the need to "choose" a path.</text:p>
      <text:p text:style-name="Text_20_body">Instead, it utilizes its <text:span text:style-name="Strong_20_Emphasis">freedom as a 0D entity</text:span> to briefly adopt 4D behavior — not just moving <text:span text:style-name="Emphasis">through</text:span> space, but through <text:span text:style-name="Strong_20_Emphasis">time itself</text:span>. It "jumps" across two parallel <text:span text:style-name="Emphasis">timelines</text:span>:</text:p>
      <text:list xml:id="list4681421048649826356" text:style-name="L1">
        <text:list-item>
          <text:p text:style-name="P1">One where it goes through the left slit,</text:p>
        </text:list-item>
        <text:list-item>
          <text:p text:style-name="P1">One where it goes through the right slit.</text:p>
        </text:list-item>
      </text:list>
      <text:p text:style-name="Text_20_body">Being unable to distinguish between these timelines (as 3D beings with no access to 4D perception), we <text:span text:style-name="Strong_20_Emphasis">perceive both outcomes at once</text:span> — resulting in the interference pattern.</text:p>
      <text:p text:style-name="Horizontal_20_Line"/>
      <text:h text:style-name="Heading_20_3" text:outline-level="3"><text:span text:style-name="Strong_20_Emphasis">5. The Role of Observation</text:span></text:h>
      <text:p text:style-name="Text_20_body">Upon observation, something changes. The electron is now interacting directly with <text:span text:style-name="Strong_20_Emphasis">3D apparatus</text:span>, such as a detector. In order for the interaction to be measurable, the 0D entity must now manifest in a form that <text:span text:style-name="Strong_20_Emphasis">3D beings can perceive</text:span> — hence, it <text:span text:style-name="Strong_20_Emphasis">collapses</text:span> into a 3D version of itself.</text:p>
      <text:p text:style-name="Text_20_body">This explains why the act of observation collapses the wavefunction — it’s not consciousness that causes the collapse, but <text:span text:style-name="Strong_20_Emphasis">dimensional translation</text:span>. The electron must now “choose” one timeline, one position, one slit — the one observable in 3D space.</text:p>
      <text:p text:style-name="Horizontal_20_Line"/>
      <text:h text:style-name="Heading_20_3" text:outline-level="3"><text:span text:style-name="Strong_20_Emphasis">6. Wavefunction as Timeline Spread</text:span></text:h>
      <text:p text:style-name="Text_20_body">The electron's wavefunction is commonly interpreted as a probability cloud — where the particle might exist. But this theory proposes that the wavefunction is actually a <text:span text:style-name="Strong_20_Emphasis">compressed stack of many timelines</text:span>, where the same 0D electron exists <text:span text:style-name="Emphasis">1 picometer apart</text:span>, <text:span text:style-name="Emphasis">1 femtosecond earlier</text:span>, or <text:span text:style-name="Emphasis">1 slit over</text:span> — all simultaneously.</text:p>
      <text:p text:style-name="Text_20_body">We can't see or separate those timelines, so we <text:span text:style-name="Strong_20_Emphasis">perceive the electron as smeared</text:span> across them — giving rise to the illusion of the wave.</text:p>
      <text:p text:style-name="Horizontal_20_Line"/>
      <text:h text:style-name="Heading_20_3" text:outline-level="3"><text:span text:style-name="Strong_20_Emphasis">7. Conclusion</text:span></text:h>
      <text:p text:style-name="Text_20_body">This theory reframes quantum behavior as a product of <text:span text:style-name="Strong_20_Emphasis">dimensional mismatch</text:span> between:</text:p>
      <text:list xml:id="list1378812453487937592" text:style-name="L2">
        <text:list-item>
          <text:p text:style-name="P2"><text:span text:style-name="Strong_20_Emphasis">0D particles</text:span>,</text:p>
        </text:list-item>
        <text:list-item>
          <text:p text:style-name="P2"><text:span text:style-name="Strong_20_Emphasis">3D observers</text:span>, and</text:p>
        </text:list-item>
        <text:list-item>
          <text:p text:style-name="P2">the <text:span text:style-name="Strong_20_Emphasis">time-enabled behavior of 4D systems</text:span>.</text:p>
        </text:list-item>
      </text:list>
      <text:p text:style-name="Text_20_body"><text:soft-page-break/>Rather than interpreting electrons as shape-shifting entities, we consider them to be <text:span text:style-name="Strong_20_Emphasis">perceived differently</text:span> due to our limited interaction with objects that exist without — or beyond — traditional dimensions.</text:p>
      <text:p text:style-name="Text_20_body">Observation doesn't change the electron. It simply <text:span text:style-name="Strong_20_Emphasis">forces it to be interpreted</text:span> by our dimensional framework, collapsing its hidden freedom into something we can measure.</text:p>
      <text:p text:style-name="Horizontal_20_Line"/>
      <text:h text:style-name="Heading_20_3" text:outline-level="3"><text:span text:style-name="Strong_20_Emphasis">Potential Implications</text:span></text:h>
      <text:list xml:id="list3892635996742125894" text:style-name="L3">
        <text:list-item>
          <text:p text:style-name="P3">Could redefine perception-based quantum theories.</text:p>
        </text:list-item>
        <text:list-item>
          <text:p text:style-name="P3">Bridges gaps between dimensional physics and quantum uncertainty.</text:p>
        </text:list-item>
        <text:list-item>
          <text:p text:style-name="P3">Introduces a testable philosophical lens to reinterpret quantum mechanics.</text:p>
        </text:list-item>
      </text:list>
      <text:p text:style-name="Horizontal_20_Line"/>
      <text:h text:style-name="Heading_20_3" text:outline-level="3"><text:span text:style-name="Strong_20_Emphasis">Author's Note</text:span></text:h>
      <text:p text:style-name="Text_20_body">This theory is purely conceptual and speculative, aimed at stimulating thought and exploration. It reflects the personal interpretations and analogies developed by a curious student with a passion for physics, dimensions, and the mysteries of the universe.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JEET </meta:initial-creator>
    <meta:creation-date>2025-07-17T12:21:59.47</meta:creation-date>
    <meta:document-statistic meta:table-count="0" meta:image-count="0" meta:object-count="0" meta:page-count="3" meta:paragraph-count="38" meta:word-count="866" meta:character-count="5487"/>
    <dc:date>2025-07-17T12:34:22.22</dc:date>
    <dc:creator>AJEET </dc:creator>
    <meta:editing-duration>PT12M24S</meta:editing-duration>
    <meta:editing-cycles>1</meta:editing-cycles>
    <meta:generator>OpenOffice/4.1.15$Win32 OpenOffice.org_project/4115m2$Build-9813</meta:generator>
  </office:meta>
</office:document-meta>
</file>